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writing-mode="lr-tb"/>
      <style:text-properties fo:background-color="#ffffff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e47a4" fo:background-color="#ffffff"/>
    </style:style>
    <style:style style:name="P3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officeooo:paragraph-rsid="001e47a4" fo:background-color="transparent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e47a4" fo:background-color="transparent"/>
    </style:style>
    <style:style style:name="P5" style:family="paragraph" style:parent-style-name="Text_20_body">
      <style:text-properties officeooo:paragraph-rsid="001e47a4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e47a4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e47a4" fo:background-color="transparent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e47a4" fo:background-color="#ffffff" loext:char-shading-value="0"/>
    </style:style>
    <style:style style:name="T5" style:family="text">
      <style:text-properties officeooo:rsid="001e47a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47a4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f20cbd8-7fff-6402-d71c-7dad32e02215"/><text:span text:style-name="T6">Doença Descompressiva</text:span><text:line-break/></text:p>
      <text:p text:style-name="P6"><text:span text:style-name="T4">A doença descompressiva (DD) surge quando o nitrogênio, que é dissolvido nos sangues e tecidos do corpo em condições normais, sai da solução e forma bolhas como consequência da rápida diminuição da pressão. No corpo humano, a </text:span><text:span text:style-name="T2">doença descompressiva pode causar uma variedade de sintomas, incluindo dor nas articulações, dormência, formigamento, dificuldade respiratória, fadiga e, em casos graves, pode levar à paralisia ou até mesmo à morte. Para a prevenir, é necessário realizar uma descompressão controlada, liberando gradualmente nitrogênio à medida que a pressão diminui, sendo algo importante tanto para mergulhadores quanto astronautas que estão de retorno de uma missão. Também é possível respirar oxigênio puro previamente à exposição à baixa pressão atmosférica, eliminando nitrogênio dos tecidos.</text:span><text:line-break/>------------------------------------------------------------------------------------------------------------------------<text:line-break/><text:span text:style-name="T7">Deterioração dos Músculos</text:span><text:span text:style-name="T5"><text:line-break/><text:line-break/>No ambiente de trabalho dos astronautas, a microgravidade reina. Assim, temos uma utilização mínima de contração muscular para sustentação do corpo e movimentação. Com a falta de uso e exercícios regulares, os músculos enfraquecem e atrofiam. De acordo com estudos, astronautas têm uma perca muscular de até 20% em voos de cinco a onze dias. Para combater isso, os astronautas necessitam fazer exercícios regulares durante missões, sendo assim a Estação Espacial Internacional (ISS) tem equipamentos apropriados para os exercícios necessários. Além disso, os astronautas tem uma dieta balanceada e rica em proteínas para mitigar os efeitos. Para finalizar, também é muito utilizado tratamentos de estimulação muscular com choques elétricos.</text:span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02:56:52.307000000</meta:creation-date>
    <dc:date>2023-10-08T03:07:55.052000000</dc:date>
    <meta:editing-duration>PT11M3S</meta:editing-duration>
    <meta:editing-cycles>1</meta:editing-cycles>
    <meta:document-statistic meta:table-count="0" meta:image-count="0" meta:object-count="0" meta:page-count="1" meta:paragraph-count="2" meta:word-count="232" meta:character-count="1721" meta:non-whitespace-character-count="1486"/>
    <meta:generator>LibreOffice/7.6.1.2$Windows_X86_64 LibreOffice_project/f5defcebd022c5bc36bbb79be232cb6926d8f674</meta:generator>
  </office:meta>
</office:document-meta>
</file>